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ackground-color="#a6a6a6" fo:border-left="none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9706d" style:text-align-source="fix" style:repeat-content="false" fo:border="0.74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74pt solid #000000" fo:background-color="#e9706d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4efb3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e9706d" fo:border-left="none" fo:border-right="0.74pt solid #000000" fo:border-top="0.74pt solid #000000">
        <loext:background-complex-color loext:theme-type="hyperlink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ackground-color="#ffff00" fo:border-left="none" fo:border-right="0.74pt solid #000000" fo:border-top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4efb34" fo:border="0.74pt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AN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VAN 1</text:p>
          </table:table-cell>
          <table:covered-table-cell table:number-columns-repeated="3" table:style-name="ce3"/>
          <table:table-cell table:style-name="ce7" office:value-type="float" office:value="9000" calcext:value-type="float">
            <text:p>9000</text:p>
          </table:table-cell>
          <table:table-cell table:style-name="ce9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Añ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Flujos</text:p>
          </table:table-cell>
          <table:table-cell table:number-columns-repeated="2" table:style-name="ce4" office:value-type="float" office:value="3500" calcext:value-type="float">
            <text:p>3500</text:p>
          </table:table-cell>
          <table:table-cell table:style-name="ce4" table:formula="of:=2900+550" office:value-type="float" office:value="3450" calcext:value-type="float">
            <text:p>345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Interés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Cálculos</text:p>
          </table:table-cell>
          <table:table-cell table:style-name="ce4" table:formula="of:=[.F9]/(1+([.F10]/100))" office:value-type="float" office:value="3398.05825242718" calcext:value-type="float">
            <text:p>3398,05825242718</text:p>
          </table:table-cell>
          <table:table-cell table:style-name="ce4" table:formula="of:=[.G9]/((1+([.F10]/100))*(1+([.G10]/100)))" office:value-type="float" office:value="3299.08568196814" calcext:value-type="float">
            <text:p>3299,08568196814</text:p>
          </table:table-cell>
          <table:table-cell table:style-name="ce4" table:formula="of:=[.H9]/((1+([.F10]/100))*(1+([.G10]/100))*(1+([.H10]/100)))" office:value-type="float" office:value="3157.2387247684" calcext:value-type="float">
            <text:p>3157,2387247684</text:p>
          </table:table-cell>
          <table:table-cell table:style-name="ce8" table:formula="of:=-[.I7]+SUM([.F11:.H11])" office:value-type="float" office:value="854.382659163726" calcext:value-type="float">
            <text:p>854,382659163726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VAN 2</text:p>
          </table:table-cell>
          <table:covered-table-cell table:number-columns-repeated="3" table:style-name="ce3"/>
          <table:table-cell table:style-name="ce7" office:value-type="float" office:value="10500" calcext:value-type="float">
            <text:p>10500</text:p>
          </table:table-cell>
          <table:table-cell table:style-name="ce9" office:value-type="string" calcext:value-type="string">
            <text:p>€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Añ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Flujos</text:p>
          </table:table-cell>
          <table:table-cell table:style-name="ce4" office:value-type="float" office:value="4850" calcext:value-type="float">
            <text:p>4850</text:p>
          </table:table-cell>
          <table:table-cell table:style-name="ce4" office:value-type="float" office:value="3400" calcext:value-type="float">
            <text:p>3400</text:p>
          </table:table-cell>
          <table:table-cell table:style-name="ce4" table:formula="of:=3400+300" office:value-type="float" office:value="3700" calcext:value-type="float">
            <text:p>37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Interés</text:p>
          </table:table-cell>
          <table:table-cell table:number-columns-repeated="3" table:style-name="ce4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Cálculos</text:p>
          </table:table-cell>
          <table:table-cell table:style-name="ce4" table:formula="of:=[.F17]/(1+([.F18]/100))" office:value-type="float" office:value="4641.14832535885" calcext:value-type="float">
            <text:p>4641,14832535885</text:p>
          </table:table-cell>
          <table:table-cell table:style-name="ce4" table:formula="of:=[.G17]/((1+([.F18]/100))*(1+([.G18]/100)))" office:value-type="float" office:value="3113.48183420709" calcext:value-type="float">
            <text:p>3113,48183420709</text:p>
          </table:table-cell>
          <table:table-cell table:style-name="ce4" table:formula="of:=[.H17]/((1+([.F18]/100))*(1+([.G18]/100))*(1+([.H18]/100)))" office:value-type="float" office:value="3242.29743500316" calcext:value-type="float">
            <text:p>3242,29743500316</text:p>
          </table:table-cell>
          <table:table-cell table:style-name="ce8" table:formula="of:=-[.I15]+SUM([.F19:.H19])" office:value-type="float" office:value="496.92759456911" calcext:value-type="float">
            <text:p>496,92759456911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4"/>
          <table:table-cell table:style-name="ce2" office:value-type="string" calcext:value-type="string">
            <text:p>Rentable</text:p>
          </table:table-cell>
          <table:table-cell table:style-name="ce2" table:formula="of:=IF([.I11]&gt;[.I19];&quot;VAN 1&quot;;IF([.I19]&gt;[.I11];&quot;VAN 2&quot;; &quot;Ambas son Rentables&quot;))" office:value-type="string" office:string-value="VAN 1" calcext:value-type="string">
            <text:p>VAN 1</text:p>
          </table:table-cell>
          <table:table-cell table:style-name="ce5" table:formula="of:=IF([.F23]=&quot;VAN 1&quot;;[.I7];[.I15])" office:value-type="float" office:value="9000" calcext:value-type="float">
            <text:p>9000</text:p>
          </table:table-cell>
          <table:table-cell table:style-name="ce6" office:value-type="string" calcext:value-type="string">
            <text:p>€</text:p>
          </table:table-cell>
          <table:table-cell table:number-columns-repeated="2"/>
        </table:table-row>
      </table:table>
      <table:table table:name="Préstamo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row table:style-name="ro1" table:number-rows-repeated="5">
          <table:table-cell table:number-columns-repeated="10"/>
        </table:table-row>
        <table:table-row table:style-name="ro2">
          <table:table-cell table:number-columns-repeated="4"/>
          <table:table-cell table:style-name="ce11" office:value-type="string" calcext:value-type="string">
            <text:p>Capital</text:p>
          </table:table-cell>
          <table:table-cell table:style-name="ce11" table:formula="of:=[$VAN.G23]" office:value-type="float" office:value="9000" calcext:value-type="float">
            <text:p>9000</text:p>
          </table:table-cell>
          <table:table-cell table:style-name="ce6" office:value-type="string" calcext:value-type="string">
            <text:p>€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Año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Numerador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Interés</text:p>
          </table:table-cell>
          <table:table-cell table:style-name="ce14" table:formula="of:=3.5/100" office:value-type="float" office:value="0.035" calcext:value-type="float">
            <text:p>0,035</text:p>
          </table:table-cell>
          <table:table-cell table:style-name="ce14" table:formula="of:=[.F11]" office:value-type="float" office:value="0.035" calcext:value-type="float">
            <text:p>0,035</text:p>
          </table:table-cell>
          <table:table-cell table:style-name="ce14" table:formula="of:=[.G11]" office:value-type="float" office:value="0.035" calcext:value-type="float">
            <text:p>0,0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Denominador</text:p>
          </table:table-cell>
          <table:table-cell table:style-name="ce14" table:formula="of:=1+[.F11]" office:value-type="float" office:value="1.035" calcext:value-type="float">
            <text:p>1,035</text:p>
          </table:table-cell>
          <table:table-cell table:style-name="ce14" table:formula="of:=1+[.G11]" office:value-type="float" office:value="1.035" calcext:value-type="float">
            <text:p>1,035</text:p>
          </table:table-cell>
          <table:table-cell table:style-name="ce14" table:formula="of:=1+[.H11]" office:value-type="float" office:value="1.035" calcext:value-type="float">
            <text:p>1,0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Cálculo Denominador</text:p>
          </table:table-cell>
          <table:table-cell table:style-name="ce14" table:formula="of:=[.F12]" office:value-type="float" office:value="1.035" calcext:value-type="float">
            <text:p>1,035</text:p>
          </table:table-cell>
          <table:table-cell table:style-name="ce14" table:formula="of:=[.G12]*[.F13]" office:value-type="float" office:value="1.071225" calcext:value-type="float">
            <text:p>1,071225</text:p>
          </table:table-cell>
          <table:table-cell table:style-name="ce14" table:formula="of:=[.H12]*[.G13]" office:value-type="float" office:value="1.108717875" calcext:value-type="float">
            <text:p>1,1087178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Total</text:p>
          </table:table-cell>
          <table:table-cell table:style-name="ce14" table:formula="of:=[.F10]/[.F13]" office:value-type="float" office:value="0.966183574879227" calcext:value-type="float">
            <text:p>0,966183574879227</text:p>
          </table:table-cell>
          <table:table-cell table:style-name="ce14" table:formula="of:=[.G10]/[.G13]" office:value-type="float" office:value="0.933510700366403" calcext:value-type="float">
            <text:p>0,933510700366403</text:p>
          </table:table-cell>
          <table:table-cell table:style-name="ce14" table:formula="of:=[.H10]/[.H13]" office:value-type="float" office:value="0.901942705668022" calcext:value-type="float">
            <text:p>0,901942705668022</text:p>
          </table:table-cell>
          <table:table-cell table:style-name="ce13" table:formula="of:=SUM([.F14:.H14])" office:value-type="float" office:value="2.80163698091365" calcext:value-type="float">
            <text:p>2,80163698091365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3" office:value-type="string" calcext:value-type="string">
            <text:p>Anualidad</text:p>
          </table:table-cell>
          <table:table-cell table:style-name="ce15" table:formula="of:=[.F6]/[.I14]" office:value-type="float" office:value="3212.40762501107" calcext:value-type="float">
            <text:p>3212,40762501107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ualidad</text:p>
          </table:table-cell>
          <table:table-cell table:style-name="ce1" office:value-type="string" calcext:value-type="string">
            <text:p>Interés (%)</text:p>
          </table:table-cell>
          <table:table-cell table:style-name="ce1" office:value-type="string" calcext:value-type="string">
            <text:p>Interés (€)</text:p>
          </table:table-cell>
          <table:table-cell table:style-name="ce1" office:value-type="string" calcext:value-type="string">
            <text:p>Capital devuelto</text:p>
          </table:table-cell>
          <table:table-cell table:style-name="ce1" office:value-type="string" calcext:value-type="string">
            <text:p>Capital Pendiente</text:p>
          </table:table-cell>
        </table:table-row>
        <table:table-row table:style-name="ro1">
          <table:table-cell table:number-columns-repeated="4"/>
          <table:table-cell table:style-name="ce14" office:value-type="float" office:value="0" calcext:value-type="float">
            <text:p>0</text:p>
          </table:table-cell>
          <table:table-cell table:style-name="ce14" table:formula="of:=[.$F$16]" office:value-type="float" office:value="3212.40762501107" calcext:value-type="float">
            <text:p>3212,40762501107</text:p>
          </table:table-cell>
          <table:table-cell table:style-name="ce14" table:number-columns-repeated="3"/>
          <table:table-cell table:style-name="ce14" table:formula="of:=[.$F$6]" office:value-type="float" office:value="9000" calcext:value-type="float">
            <text:p>9000</text:p>
          </table:table-cell>
        </table:table-row>
        <table:table-row table:style-name="ro1"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style-name="ce14" table:formula="of:=[.$F$16]" office:value-type="float" office:value="3212.40762501107" calcext:value-type="float">
            <text:p>3212,40762501107</text:p>
          </table:table-cell>
          <table:table-cell table:style-name="ce14" table:formula="of:=[.$F$11]" office:value-type="float" office:value="0.035" calcext:value-type="float">
            <text:p>0,035</text:p>
          </table:table-cell>
          <table:table-cell table:style-name="ce14" table:formula="of:=[.J21]*[.G22]" office:value-type="float" office:value="315" calcext:value-type="float">
            <text:p>315</text:p>
          </table:table-cell>
          <table:table-cell table:style-name="ce14" table:formula="of:=[.F22]-[.H22]" office:value-type="float" office:value="2897.40762501107" calcext:value-type="float">
            <text:p>2897,40762501107</text:p>
          </table:table-cell>
          <table:table-cell table:style-name="ce14" table:formula="of:=[.J21]-[.I22]" office:value-type="float" office:value="6102.59237498893" calcext:value-type="float">
            <text:p>6102,59237498893</text:p>
          </table:table-cell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4" table:formula="of:=[.$F$16]" office:value-type="float" office:value="3212.40762501107" calcext:value-type="float">
            <text:p>3212,40762501107</text:p>
          </table:table-cell>
          <table:table-cell table:style-name="ce14" table:formula="of:=[.$G$11]" office:value-type="float" office:value="0.035" calcext:value-type="float">
            <text:p>0,035</text:p>
          </table:table-cell>
          <table:table-cell table:style-name="ce14" table:formula="of:=[.J22]*[.G23]" office:value-type="float" office:value="213.590733124613" calcext:value-type="float">
            <text:p>213,590733124613</text:p>
          </table:table-cell>
          <table:table-cell table:style-name="ce14" table:formula="of:=[.F23]-[.H23]" office:value-type="float" office:value="2998.81689188645" calcext:value-type="float">
            <text:p>2998,81689188645</text:p>
          </table:table-cell>
          <table:table-cell table:style-name="ce14" table:formula="of:=[.J22]-[.I23]" office:value-type="float" office:value="3103.77548310248" calcext:value-type="float">
            <text:p>3103,77548310248</text:p>
          </table:table-cell>
        </table:table-row>
        <table:table-row table:style-name="ro1"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table:formula="of:=[.$F$16]" office:value-type="float" office:value="3212.40762501107" calcext:value-type="float">
            <text:p>3212,40762501107</text:p>
          </table:table-cell>
          <table:table-cell table:style-name="ce14" table:formula="of:=[.$H$11]" office:value-type="float" office:value="0.035" calcext:value-type="float">
            <text:p>0,035</text:p>
          </table:table-cell>
          <table:table-cell table:style-name="ce14" table:formula="of:=[.J23]*[.G24]" office:value-type="float" office:value="108.632141908587" calcext:value-type="float">
            <text:p>108,632141908587</text:p>
          </table:table-cell>
          <table:table-cell table:style-name="ce14" table:formula="of:=[.F24]-[.H24]" office:value-type="float" office:value="3103.77548310248" calcext:value-type="float">
            <text:p>3103,77548310248</text:p>
          </table:table-cell>
          <table:table-cell table:style-name="ce14" table:formula="of:=[.J23]-[.I24]" office:value-type="float" office:value="0" calcext:value-type="float">
            <text:p>0</text:p>
          </table:table-cell>
        </table:table-row>
      </table:table>
      <table:table table:name="Inventario" table:style-name="ta1">
        <table:table-column table:style-name="co1" table:number-columns-repeated="5" table:default-cell-style-name="Default"/>
        <table:table-column table:style-name="co1" table:default-cell-style-name="ce19"/>
        <table:table-column table:style-name="co1" table:number-columns-repeated="5" table:default-cell-style-name="ce20"/>
        <table:table-column table:style-name="co4" table:default-cell-style-name="ce20"/>
        <table:table-column table:style-name="co1" table:number-columns-repeated="2" table:default-cell-style-name="ce20"/>
        <table:table-column table:style-name="co5" table:number-columns-repeated="2" table:default-cell-style-name="ce20"/>
        <table:table-column table:style-name="co1" table:default-cell-style-name="Default"/>
        <table:table-row table:style-name="ro1" table:number-rows-repeated="5">
          <table:table-cell table:number-columns-repeated="5"/>
          <table:table-cell table:style-name="Default" table:number-columns-repeated="11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" office:value-type="string" calcext:value-type="string" table:number-columns-spanned="3" table:number-rows-spanned="1">
            <text:p>Entradas</text:p>
          </table:table-cell>
          <table:covered-table-cell table:number-columns-repeated="2" table:style-name="ce21"/>
          <table:table-cell table:style-name="ce1" office:value-type="string" calcext:value-type="string" table:number-columns-spanned="3" table:number-rows-spanned="1">
            <text:p>Salidas</text:p>
          </table:table-cell>
          <table:covered-table-cell table:number-columns-repeated="2" table:style-name="ce21"/>
          <table:table-cell table:style-name="ce1" office:value-type="string" calcext:value-type="string" table:number-columns-spanned="3" table:number-rows-spanned="1">
            <text:p>Almacén</text:p>
          </table:table-cell>
          <table:covered-table-cell table:number-columns-repeated="2" table:style-name="ce21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4"/>
          <table:table-cell table:style-name="ce16" office:value-type="string" calcext:value-type="string" table:number-columns-spanned="1" table:number-rows-spanned="5">
            <text:p>Año 1</text:p>
          </table:table-cell>
          <table:table-cell office:value-type="string" calcext:value-type="string">
            <text:p>Año 1 (1)</text:p>
          </table:table-cell>
          <table:table-cell office:value-type="string" calcext:value-type="string">
            <text:p>Compra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[.H8]*[.I8]" office:value-type="float" office:value="17500" calcext:value-type="float">
            <text:p>17500</text:p>
          </table:table-cell>
          <table:table-cell table:number-columns-repeated="3"/>
          <table:table-cell table:formula="of:=[.H8]" office:value-type="float" office:value="2500" calcext:value-type="float">
            <text:p>2500</text:p>
          </table:table-cell>
          <table:table-cell table:formula="of:=[.I8]" office:value-type="float" office:value="7" calcext:value-type="float">
            <text:p>7</text:p>
          </table:table-cell>
          <table:table-cell table:style-name="ce22" table:formula="of:=[.J8]" office:value-type="float" office:value="17500" calcext:value-type="float">
            <text:p>175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office:value-type="string" calcext:value-type="string">
            <text:p>1700*7 </text:p>
          </table:table-cell>
          <table:table-cell table:formula="of:=1700*7" office:value-type="float" office:value="11900" calcext:value-type="float">
            <text:p>11900</text:p>
          </table:table-cell>
          <table:table-cell table:formula="of:=[.N8]-[.K9]"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3" table:formula="of:=[.N9]*[.O9]" office:value-type="float" office:value="5600" calcext:value-type="float">
            <text:p>56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3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table:formula="of:=[.H10]*[.I10]" office:value-type="float" office:value="9000" calcext:value-type="float">
            <text:p>9000</text:p>
          </table:table-cell>
          <table:table-cell table:number-columns-repeated="3"/>
          <table:table-cell table:formula="of:=[.N9]+[.H10]" office:value-type="float" office:value="1800" calcext:value-type="float">
            <text:p>1800</text:p>
          </table:table-cell>
          <table:table-cell office:value-type="string" calcext:value-type="string">
            <text:p>800*7 + 1000*9</text:p>
          </table:table-cell>
          <table:table-cell table:style-name="ce22" table:formula="of:=800*7+1000*9" office:value-type="float" office:value="14600" calcext:value-type="float">
            <text:p>146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string" calcext:value-type="string">
            <text:p>800*7 + 600*9</text:p>
          </table:table-cell>
          <table:table-cell table:formula="of:=800*7 + 600*9" office:value-type="float" office:value="11000" calcext:value-type="float">
            <text:p>11000</text:p>
          </table:table-cell>
          <table:table-cell table:formula="of:=[.N10]-[.K11]"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style-name="ce22" table:formula="of:=[.N11]*[.O11]"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1 (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formula="of:=[.K12]*[.L12]" office:value-type="float" office:value="2700" calcext:value-type="float">
            <text:p>2700</text:p>
          </table:table-cell>
          <table:table-cell table:formula="of:=[.N11]-[.K12]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24" table:formula="of:=[.N12]*[.O12]" office:value-type="float" office:value="900" calcext:value-type="float">
            <text:p>900</text:p>
          </table:table-cell>
          <table:table-cell table:style-name="ce30" office:value-type="string" calcext:value-type="string">
            <text:p>Ef Año 1</text:p>
          </table:table-cell>
        </table:table-row>
        <table:table-row table:style-name="ro1">
          <table:table-cell table:number-columns-repeated="15"/>
          <table:table-cell table:style-name="ce22"/>
          <table:table-cell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Año 2 (5)</text:p>
          </table:table-cell>
          <table:table-cell table:number-columns-repeated="7"/>
          <table:table-cell table:formula="of:=[.N12]" office:value-type="float" office:value="100" calcext:value-type="float">
            <text:p>100</text:p>
          </table:table-cell>
          <table:table-cell table:formula="of:=[.O12]" office:value-type="float" office:value="9" calcext:value-type="float">
            <text:p>9</text:p>
          </table:table-cell>
          <table:table-cell table:style-name="ce25" table:formula="of:=[.P12]" office:value-type="float" office:value="900" calcext:value-type="float">
            <text:p>900</text:p>
          </table:table-cell>
          <table:table-cell table:style-name="ce31" office:value-type="string" calcext:value-type="string">
            <text:p>Ei Año 2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6)</text:p>
          </table:table-cell>
          <table:table-cell office:value-type="string" calcext:value-type="string">
            <text:p>Compra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[.H15]*[.I15]" office:value-type="float" office:value="15000" calcext:value-type="float">
            <text:p>15000</text:p>
          </table:table-cell>
          <table:table-cell table:number-columns-repeated="3"/>
          <table:table-cell table:formula="of:=[.N14]+[.H15]" office:value-type="float" office:value="1600" calcext:value-type="float">
            <text:p>1600</text:p>
          </table:table-cell>
          <table:table-cell office:value-type="string" calcext:value-type="string">
            <text:p>100*9 + 1500*10</text:p>
          </table:table-cell>
          <table:table-cell table:style-name="ce22" table:formula="of:=100*9+1500*10" office:value-type="float" office:value="15900" calcext:value-type="float">
            <text:p>159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7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100*9 + 900*10</text:p>
          </table:table-cell>
          <table:table-cell table:formula="of:=100*9+900*10" office:value-type="float" office:value="9900" calcext:value-type="float">
            <text:p>9900</text:p>
          </table:table-cell>
          <table:table-cell table:formula="of:=[.N15]-[.K16]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2" table:formula="of:=[.N16]*[.O16]" office:value-type="float" office:value="6000" calcext:value-type="float">
            <text:p>60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8)</text:p>
          </table:table-cell>
          <table:table-cell office:value-type="string" calcext:value-type="string">
            <text:p>Compra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table:formula="of:=[.H17]*[.I17]" office:value-type="float" office:value="15400" calcext:value-type="float">
            <text:p>15400</text:p>
          </table:table-cell>
          <table:table-cell table:number-columns-repeated="3"/>
          <table:table-cell table:formula="of:=[.N16]+[.H17]" office:value-type="float" office:value="2000" calcext:value-type="float">
            <text:p>2000</text:p>
          </table:table-cell>
          <table:table-cell office:value-type="string" calcext:value-type="string">
            <text:p>500*10 + 1400*11</text:p>
          </table:table-cell>
          <table:table-cell table:style-name="ce26" table:formula="of:=500*10 + 1400*11" office:value-type="float" office:value="20400" calcext:value-type="float">
            <text:p>204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9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500*10 + 500*11</text:p>
          </table:table-cell>
          <table:table-cell table:formula="of:=500*10 + 500*11" office:value-type="float" office:value="10500" calcext:value-type="float">
            <text:p>10500</text:p>
          </table:table-cell>
          <table:table-cell table:formula="of:=[.N17]-[.K18]"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style-name="ce22" table:formula="of:=[.N18]*[.O18]" office:value-type="float" office:value="11000" calcext:value-type="float">
            <text:p>110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2 (10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K19]*[.L19]" office:value-type="float" office:value="5500" calcext:value-type="float">
            <text:p>5500</text:p>
          </table:table-cell>
          <table:table-cell table:formula="of:=[.N18]-[.K19]"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style-name="ce27" table:formula="of:=[.N19]*[.O19]" office:value-type="float" office:value="5500" calcext:value-type="float">
            <text:p>5500</text:p>
          </table:table-cell>
          <table:table-cell table:style-name="ce32" office:value-type="string" calcext:value-type="string">
            <text:p>Ef Año 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1" table:number-rows-spanned="7">
            <text:p>Año 3</text:p>
          </table:table-cell>
          <table:table-cell office:value-type="string" calcext:value-type="string">
            <text:p>Año 3 (10)</text:p>
          </table:table-cell>
          <table:table-cell table:number-columns-repeated="7"/>
          <table:table-cell table:formula="of:=[.N19]" office:value-type="float" office:value="500" calcext:value-type="float">
            <text:p>500</text:p>
          </table:table-cell>
          <table:table-cell table:formula="of:=[.O19]" office:value-type="float" office:value="11" calcext:value-type="float">
            <text:p>11</text:p>
          </table:table-cell>
          <table:table-cell table:style-name="ce28" table:formula="of:=[.P19]" office:value-type="float" office:value="5500" calcext:value-type="float">
            <text:p>5500</text:p>
          </table:table-cell>
          <table:table-cell table:style-name="ce33" office:value-type="string" calcext:value-type="string">
            <text:p>Ei Año 3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1)</text:p>
          </table:table-cell>
          <table:table-cell office:value-type="string" calcext:value-type="string">
            <text:p>Compra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table:formula="of:=[.H22]*[.I22]" office:value-type="float" office:value="30000" calcext:value-type="float">
            <text:p>30000</text:p>
          </table:table-cell>
          <table:table-cell table:number-columns-repeated="3"/>
          <table:table-cell table:formula="of:=[.N21]+[.H22]" office:value-type="float" office:value="3000" calcext:value-type="float">
            <text:p>3000</text:p>
          </table:table-cell>
          <table:table-cell table:formula="of:=[.P22]/[.N22]" office:value-type="float" office:value="11.8333333333333" calcext:value-type="float">
            <text:p>11,8333333333333</text:p>
          </table:table-cell>
          <table:table-cell table:formula="of:=[.P21]+[.J22]" office:value-type="float" office:value="35500" calcext:value-type="float">
            <text:p>35500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table:formula="of:=[.O22]" office:value-type="float" office:value="11.8333333333333" calcext:value-type="float">
            <text:p>11,8333333333333</text:p>
          </table:table-cell>
          <table:table-cell table:formula="of:=[.K23]*[.L23]" office:value-type="float" office:value="20116.6666666667" calcext:value-type="float">
            <text:p>20116,6666666667</text:p>
          </table:table-cell>
          <table:table-cell table:formula="of:=[.N22]-[.K23]" office:value-type="float" office:value="1300" calcext:value-type="float">
            <text:p>1300</text:p>
          </table:table-cell>
          <table:table-cell table:formula="of:=[.P23]/[.N23]" office:value-type="float" office:value="11.8333333333333" calcext:value-type="float">
            <text:p>11,8333333333333</text:p>
          </table:table-cell>
          <table:table-cell table:formula="of:=[.P22]-[.M23]" office:value-type="float" office:value="15383.3333333333" calcext:value-type="float">
            <text:p>15383,3333333333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3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table:formula="of:=[.H24]*[.I24]" office:value-type="float" office:value="13000" calcext:value-type="float">
            <text:p>13000</text:p>
          </table:table-cell>
          <table:table-cell table:number-columns-repeated="3"/>
          <table:table-cell table:formula="of:=[.N23]+[.H24]" office:value-type="float" office:value="2300" calcext:value-type="float">
            <text:p>2300</text:p>
          </table:table-cell>
          <table:table-cell table:formula="of:=[.P24]/[.N24]" office:value-type="float" office:value="12.3405797101449" calcext:value-type="float">
            <text:p>12,3405797101449</text:p>
          </table:table-cell>
          <table:table-cell table:formula="of:=[.P23]+[.J24]" office:value-type="float" office:value="28383.3333333333" calcext:value-type="float">
            <text:p>28383,3333333333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4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O24]" office:value-type="float" office:value="12.3405797101449" calcext:value-type="float">
            <text:p>12,3405797101449</text:p>
          </table:table-cell>
          <table:table-cell table:formula="of:=[.K25]*[.L25]" office:value-type="float" office:value="14808.6956521739" calcext:value-type="float">
            <text:p>14808,6956521739</text:p>
          </table:table-cell>
          <table:table-cell table:formula="of:=[.N24]-[.K25]" office:value-type="float" office:value="1100" calcext:value-type="float">
            <text:p>1100</text:p>
          </table:table-cell>
          <table:table-cell table:formula="of:=[.P25]/[.N25]" office:value-type="float" office:value="12.3405797101449" calcext:value-type="float">
            <text:p>12,3405797101449</text:p>
          </table:table-cell>
          <table:table-cell table:formula="of:=[.P24]-[.M25]" office:value-type="float" office:value="13574.6376811594" calcext:value-type="float">
            <text:p>13574,6376811594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O25]" office:value-type="float" office:value="12.3405797101449" calcext:value-type="float">
            <text:p>12,3405797101449</text:p>
          </table:table-cell>
          <table:table-cell table:formula="of:=[.K26]*[.L26]" office:value-type="float" office:value="11106.5217391304" calcext:value-type="float">
            <text:p>11106,5217391304</text:p>
          </table:table-cell>
          <table:table-cell table:formula="of:=[.N25]-[.K26]" office:value-type="float" office:value="200" calcext:value-type="float">
            <text:p>200</text:p>
          </table:table-cell>
          <table:table-cell table:formula="of:=[.P26]/[.N26]" office:value-type="float" office:value="12.3405797101449" calcext:value-type="float">
            <text:p>12,3405797101449</text:p>
          </table:table-cell>
          <table:table-cell table:formula="of:=[.P25]-[.M26]" office:value-type="float" office:value="2468.11594202898" calcext:value-type="float">
            <text:p>2468,11594202898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ño 3 (16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O26]" office:value-type="float" office:value="12.3405797101449" calcext:value-type="float">
            <text:p>12,3405797101449</text:p>
          </table:table-cell>
          <table:table-cell table:formula="of:=[.K27]*[.L27]" office:value-type="float" office:value="2468.11594202898" calcext:value-type="float">
            <text:p>2468,11594202898</text:p>
          </table:table-cell>
          <table:table-cell table:formula="of:=[.N26]-[.K27]" office:value-type="float" office:value="0" calcext:value-type="float">
            <text:p>0</text:p>
          </table:table-cell>
          <table:table-cell table:formula="of:=[.P27]/[.N27]" office:value-type="string" office:string-value="" calcext:value-type="error">
            <text:p>#¡DIV/0!</text:p>
          </table:table-cell>
          <table:table-cell table:style-name="ce29" table:formula="of:=[.P26]-[.M27]" office:value-type="float" office:value="0" calcext:value-type="float">
            <text:p>0</text:p>
          </table:table-cell>
          <table:table-cell table:style-name="ce34" office:value-type="string" calcext:value-type="string">
            <text:p>Ef Año 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08:44:42.221000000</meta:creation-date>
    <meta:generator>LibreOffice/7.6.0.3$Windows_X86_64 LibreOffice_project/69edd8b8ebc41d00b4de3915dc82f8f0fc3b6265</meta:generator>
    <dc:date>2025-02-25T10:16:53.037000000</dc:date>
    <meta:editing-duration>PT1H32M12S</meta:editing-duration>
    <meta:editing-cycles>1</meta:editing-cycles>
    <meta:document-statistic meta:table-count="3" meta:cell-count="262" meta:object-count="0"/>
  </office:meta>
</office:document-meta>
</file>